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" manifest:media-type=""/>
  <manifest:file-entry manifest:full-path="styles.xml" manifest:media-type="text/xml"/>
  <manifest:file-entry manifest:full-path="Object 1/Configurations2/statusbar/" manifest:media-type=""/>
  <manifest:file-entry manifest:full-path="Object 1/Configurations2/accelerator/current.xml" manifest:media-type=""/>
  <manifest:file-entry manifest:full-path="Object 1/Configurations2/accelerator/" manifest:media-type=""/>
  <manifest:file-entry manifest:full-path="Object 1/Configurations2/floater/" manifest:media-type=""/>
  <manifest:file-entry manifest:full-path="Object 1/Configurations2/popupmenu/" manifest:media-type=""/>
  <manifest:file-entry manifest:full-path="Object 1/Configurations2/progressbar/" manifest:media-type=""/>
  <manifest:file-entry manifest:full-path="Object 1/Configurations2/toolpanel/" manifest:media-type=""/>
  <manifest:file-entry manifest:full-path="Object 1/Configurations2/menubar/" manifest:media-type=""/>
  <manifest:file-entry manifest:full-path="Object 1/Configurations2/toolbar/" manifest:media-type=""/>
  <manifest:file-entry manifest:full-path="Object 1/Configurations2/images/Bitmaps/" manifest:media-type=""/>
  <manifest:file-entry manifest:full-path="Object 1/Configurations2/images/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figurations2/statusbar/" manifest:media-type=""/>
  <manifest:file-entry manifest:full-path="Object 2/Configurations2/accelerator/current.xml" manifest:media-type=""/>
  <manifest:file-entry manifest:full-path="Object 2/Configurations2/accelerator/" manifest:media-type=""/>
  <manifest:file-entry manifest:full-path="Object 2/Configurations2/floater/" manifest:media-type=""/>
  <manifest:file-entry manifest:full-path="Object 2/Configurations2/popupmenu/" manifest:media-type=""/>
  <manifest:file-entry manifest:full-path="Object 2/Configurations2/progressbar/" manifest:media-type=""/>
  <manifest:file-entry manifest:full-path="Object 2/Configurations2/toolpanel/" manifest:media-type=""/>
  <manifest:file-entry manifest:full-path="Object 2/Configurations2/menubar/" manifest:media-type=""/>
  <manifest:file-entry manifest:full-path="Object 2/Configurations2/toolbar/" manifest:media-type=""/>
  <manifest:file-entry manifest:full-path="Object 2/Configurations2/images/Bitmaps/" manifest:media-type=""/>
  <manifest:file-entry manifest:full-path="Object 2/Configurations2/images/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figurations2/statusbar/" manifest:media-type=""/>
  <manifest:file-entry manifest:full-path="Object 3/Configurations2/accelerator/current.xml" manifest:media-type=""/>
  <manifest:file-entry manifest:full-path="Object 3/Configurations2/accelerator/" manifest:media-type=""/>
  <manifest:file-entry manifest:full-path="Object 3/Configurations2/floater/" manifest:media-type=""/>
  <manifest:file-entry manifest:full-path="Object 3/Configurations2/popupmenu/" manifest:media-type=""/>
  <manifest:file-entry manifest:full-path="Object 3/Configurations2/progressbar/" manifest:media-type=""/>
  <manifest:file-entry manifest:full-path="Object 3/Configurations2/toolpanel/" manifest:media-type=""/>
  <manifest:file-entry manifest:full-path="Object 3/Configurations2/menubar/" manifest:media-type=""/>
  <manifest:file-entry manifest:full-path="Object 3/Configurations2/toolbar/" manifest:media-type=""/>
  <manifest:file-entry manifest:full-path="Object 3/Configurations2/images/Bitmaps/" manifest:media-type=""/>
  <manifest:file-entry manifest:full-path="Object 3/Configurations2/images/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figurations2/statusbar/" manifest:media-type=""/>
  <manifest:file-entry manifest:full-path="Object 4/Configurations2/accelerator/current.xml" manifest:media-type=""/>
  <manifest:file-entry manifest:full-path="Object 4/Configurations2/accelerator/" manifest:media-type=""/>
  <manifest:file-entry manifest:full-path="Object 4/Configurations2/floater/" manifest:media-type=""/>
  <manifest:file-entry manifest:full-path="Object 4/Configurations2/popupmenu/" manifest:media-type=""/>
  <manifest:file-entry manifest:full-path="Object 4/Configurations2/progressbar/" manifest:media-type=""/>
  <manifest:file-entry manifest:full-path="Object 4/Configurations2/toolpanel/" manifest:media-type=""/>
  <manifest:file-entry manifest:full-path="Object 4/Configurations2/menubar/" manifest:media-type=""/>
  <manifest:file-entry manifest:full-path="Object 4/Configurations2/toolbar/" manifest:media-type=""/>
  <manifest:file-entry manifest:full-path="Object 4/Configurations2/images/Bitmaps/" manifest:media-type=""/>
  <manifest:file-entry manifest:full-path="Object 4/Configurations2/images/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figurations2/statusbar/" manifest:media-type=""/>
  <manifest:file-entry manifest:full-path="Object 5/Configurations2/accelerator/current.xml" manifest:media-type=""/>
  <manifest:file-entry manifest:full-path="Object 5/Configurations2/accelerator/" manifest:media-type=""/>
  <manifest:file-entry manifest:full-path="Object 5/Configurations2/floater/" manifest:media-type=""/>
  <manifest:file-entry manifest:full-path="Object 5/Configurations2/popupmenu/" manifest:media-type=""/>
  <manifest:file-entry manifest:full-path="Object 5/Configurations2/progressbar/" manifest:media-type=""/>
  <manifest:file-entry manifest:full-path="Object 5/Configurations2/toolpanel/" manifest:media-type=""/>
  <manifest:file-entry manifest:full-path="Object 5/Configurations2/menubar/" manifest:media-type=""/>
  <manifest:file-entry manifest:full-path="Object 5/Configurations2/toolbar/" manifest:media-type=""/>
  <manifest:file-entry manifest:full-path="Object 5/Configurations2/images/Bitmaps/" manifest:media-type=""/>
  <manifest:file-entry manifest:full-path="Object 5/Configurations2/images/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6/Configurations2/statusbar/" manifest:media-type=""/>
  <manifest:file-entry manifest:full-path="Object 6/Configurations2/accelerator/current.xml" manifest:media-type=""/>
  <manifest:file-entry manifest:full-path="Object 6/Configurations2/accelerator/" manifest:media-type=""/>
  <manifest:file-entry manifest:full-path="Object 6/Configurations2/floater/" manifest:media-type=""/>
  <manifest:file-entry manifest:full-path="Object 6/Configurations2/popupmenu/" manifest:media-type=""/>
  <manifest:file-entry manifest:full-path="Object 6/Configurations2/progressbar/" manifest:media-type=""/>
  <manifest:file-entry manifest:full-path="Object 6/Configurations2/toolpanel/" manifest:media-type=""/>
  <manifest:file-entry manifest:full-path="Object 6/Configurations2/menubar/" manifest:media-type=""/>
  <manifest:file-entry manifest:full-path="Object 6/Configurations2/toolbar/" manifest:media-type=""/>
  <manifest:file-entry manifest:full-path="Object 6/Configurations2/images/Bitmaps/" manifest:media-type=""/>
  <manifest:file-entry manifest:full-path="Object 6/Configurations2/images/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Configurations2/statusbar/" manifest:media-type=""/>
  <manifest:file-entry manifest:full-path="Object 7/Configurations2/accelerator/current.xml" manifest:media-type=""/>
  <manifest:file-entry manifest:full-path="Object 7/Configurations2/accelerator/" manifest:media-type=""/>
  <manifest:file-entry manifest:full-path="Object 7/Configurations2/floater/" manifest:media-type=""/>
  <manifest:file-entry manifest:full-path="Object 7/Configurations2/popupmenu/" manifest:media-type=""/>
  <manifest:file-entry manifest:full-path="Object 7/Configurations2/progressbar/" manifest:media-type=""/>
  <manifest:file-entry manifest:full-path="Object 7/Configurations2/toolpanel/" manifest:media-type=""/>
  <manifest:file-entry manifest:full-path="Object 7/Configurations2/menubar/" manifest:media-type=""/>
  <manifest:file-entry manifest:full-path="Object 7/Configurations2/toolbar/" manifest:media-type=""/>
  <manifest:file-entry manifest:full-path="Object 7/Configurations2/images/Bitmaps/" manifest:media-type=""/>
  <manifest:file-entry manifest:full-path="Object 7/Configurations2/images/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standard">
      <style:graphic-properties draw:fill-color="#000000" draw:textarea-horizontal-align="justify" draw:textarea-vertical-align="middle" draw:auto-grow-height="false"/>
    </style:style>
    <style:style style:name="gr3" style:family="graphic" style:parent-style-name="objectwithoutfill">
      <style:graphic-properties svg:stroke-width="0.025cm" draw:marker-start-width="0.33cm" draw:marker-end-width="0.33cm" draw:fill="none" draw:textarea-horizontal-align="center" draw:textarea-vertical-align="middle" fo:padding-top="0.137cm" fo:padding-bottom="0.137cm" fo:padding-left="0.262cm" fo:padding-right="0.262cm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09cm" fo:min-width="0.574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.701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fill="none" draw:textarea-vertical-align="middle" draw:auto-grow-height="false" fo:min-height="0.749cm" fo:min-width="0.499cm"/>
    </style:style>
    <style:style style:name="gr9" style:family="graphic" style:parent-style-name="standard">
      <style:graphic-properties draw:ole-draw-aspect="1" style:protect="siz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09cm" fo:min-width="0.83cm"/>
    </style:style>
    <style:style style:name="gr11" style:family="graphic" style:parent-style-name="standard">
      <style:graphic-properties draw:marker-end="Arrow" draw:marker-end-width="0.102cm" draw:textarea-horizontal-align="center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09cm" fo:min-width="1.561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09cm" fo:min-width="0.386cm"/>
    </style:style>
    <style:style style:name="gr14" style:family="graphic" style:parent-style-name="standard">
      <style:graphic-properties draw:marker-start="Arrow" draw:marker-start-width="0.102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family="'XB Tabriz'" style:font-pitch="variable" fo:font-size="12pt" style:font-size-asian="12pt" style:font-size-complex="12pt"/>
    </style:style>
    <style:style style:name="P3" style:family="paragraph">
      <style:text-properties fo:font-size="8pt" style:font-size-asian="8pt" style:font-size-complex="8pt"/>
    </style:style>
    <style:style style:name="T1" style:family="text">
      <style:text-properties fo:font-family="'XB Tabriz'" style:font-pitch="variable" fo:font-size="8pt" style:font-size-asian="8pt" style:font-family-complex="'XB Tabriz'" style:font-pitch-complex="variable" style:font-size-complex="8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family="'XB Tabriz'" style:font-pitch="variable" fo:font-size="12pt" style:font-size-asian="12pt" style:font-family-complex="'XB Tabriz'" style:font-pitch-complex="variable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3.701cm" svg:height="1.817cm" svg:x="2.388cm" svg:y="0.47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3cm" svg:height="1.817cm" svg:x="2.171cm" svg:y="0.47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3cm" svg:height="1.817cm" svg:x="6.087cm" svg:y="0.474cm">
            <text:p/>
            <draw:enhanced-geometry svg:viewBox="0 0 21600 21600" draw:type="rectangle" draw:enhanced-path="M 0 0 L 21600 0 21600 21600 0 21600 0 0 Z N"/>
          </draw:custom-shape>
          <draw:line draw:style-name="gr3" draw:text-style-name="P1" draw:layer="layout" svg:x1="2.219cm" svg:y1="1.421cm" svg:x2="1.588cm" svg:y2="1.421cm">
            <text:p/>
          </draw:line>
          <draw:line draw:style-name="gr3" draw:text-style-name="P1" draw:layer="layout" svg:x1="6.86cm" svg:y1="1.384cm" svg:x2="6.229cm" svg:y2="1.384cm">
            <text:p/>
          </draw:line>
          <draw:line draw:style-name="gr4" draw:text-style-name="P1" draw:layer="layout" svg:x1="4.279cm" svg:y1="0.464cm" svg:x2="4.279cm" svg:y2="2.285cm">
            <text:p/>
          </draw:line>
        </draw:g>
        <draw:frame draw:style-name="gr5" draw:text-style-name="P2" draw:layer="layout" svg:width="1.717cm" svg:height="0.696cm" svg:x="3.567cm" svg:y="2.367cm">
          <draw:text-box>
            <text:p><text:span text:style-name="T1">ویران احاطہ</text:span><text:span text:style-name="T1"> </text:span></text:p>
          </draw:text-box>
          <draw:glue-point draw:id="4" svg:x="3.402cm" svg:y="-1.954cm"/>
        </draw:frame>
        <draw:frame draw:style-name="gr6" draw:text-style-name="P3" draw:layer="layout" svg:width="2.165cm" svg:height="2.159cm" svg:x="2.293cm" svg:y="0.33cm">
          <draw:text-box>
            <text:p><text:span text:style-name="T2">+ + + + + + +</text:span></text:p>
            <text:p><text:span text:style-name="T2">+ + + + + + +</text:span></text:p>
            <text:p><text:span text:style-name="T2">+ + + <text:s text:c="3"/>+ + +</text:span></text:p>
            <text:p><text:span text:style-name="T2">+ + + + + + +</text:span></text:p>
            <text:p><text:span text:style-name="T2">+ + + + + + +</text:span></text:p>
            <text:p><text:span text:style-name="T2">+ + + + + + +</text:span></text:p>
          </draw:text-box>
        </draw:frame>
        <draw:frame draw:style-name="gr7" draw:text-style-name="P3" draw:layer="layout" svg:width="2.119cm" svg:height="2.159cm" svg:x="4.158cm" svg:y="0.298cm">
          <draw:text-box>
            <text:p><text:span text:style-name="T2">- <text:s/>- <text:s/>- <text:s/>- <text:s/>- <text:s/>- <text:s/>-</text:span></text:p>
            <text:p><text:span text:style-name="T2">- <text:s/>- <text:s/>- <text:s/>- <text:s/>- <text:s/>- <text:s/>-</text:span></text:p>
            <text:p><text:span text:style-name="T2">- <text:s/>- <text:s/>- <text:s text:c="4"/>- <text:s/>- <text:s/>-</text:span></text:p>
            <text:p><text:span text:style-name="T2">- <text:s/>- <text:s/>- <text:s/>- <text:s/>- <text:s/>- <text:s/>-</text:span></text:p>
            <text:p><text:span text:style-name="T2">- <text:s/>- <text:s/>- <text:s/>- <text:s/>- <text:s/>- <text:s/>-</text:span></text:p>
            <text:p><text:span text:style-name="T2">- <text:s/>- <text:s/>- <text:s/>- <text:s/>- <text:s/>- <text:s/>-</text:span></text:p>
          </draw:text-box>
        </draw:frame>
        <draw:g>
          <draw:custom-shape draw:style-name="gr1" draw:text-style-name="P1" draw:layer="layout" svg:width="3.701cm" svg:height="1.878cm" svg:x="2.335cm" svg:y="3.387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3cm" svg:height="1.878cm" svg:x="2.118cm" svg:y="3.389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3cm" svg:height="1.878cm" svg:x="6.034cm" svg:y="3.387cm">
            <text:p/>
            <draw:enhanced-geometry svg:viewBox="0 0 21600 21600" draw:type="rectangle" draw:enhanced-path="M 0 0 L 21600 0 21600 21600 0 21600 0 0 Z N"/>
          </draw:custom-shape>
          <draw:line draw:style-name="gr3" draw:text-style-name="P1" draw:layer="layout" svg:x1="2.166cm" svg:y1="4.366cm" svg:x2="1.535cm" svg:y2="4.366cm">
            <text:p/>
          </draw:line>
          <draw:line draw:style-name="gr3" draw:text-style-name="P1" draw:layer="layout" svg:x1="6.807cm" svg:y1="4.328cm" svg:x2="6.176cm" svg:y2="4.328cm">
            <text:p/>
          </draw:line>
          <draw:line draw:style-name="gr4" draw:text-style-name="P1" draw:layer="layout" svg:x1="4.226cm" svg:y1="3.377cm" svg:x2="4.226cm" svg:y2="5.258cm">
            <text:p/>
          </draw:line>
        </draw:g>
        <draw:frame draw:style-name="gr6" draw:text-style-name="P3" xml:id="id4" draw:id="id4" draw:layer="layout" svg:width="2.165cm" svg:height="2.159cm" svg:x="2.24cm" svg:y="3.243cm">
          <draw:text-box>
            <text:p><text:span text:style-name="T2">+ + + + + <text:s/>- <text:s/>-</text:span></text:p>
            <text:p><text:span text:style-name="T2">+ + + + + <text:s/>- <text:s/>-</text:span></text:p>
            <text:p><text:span text:style-name="T2">+ + + + + <text:s/>- <text:s/>-</text:span></text:p>
            <text:p><text:span text:style-name="T2">+ + + + + <text:s/>- <text:s/>-</text:span></text:p>
            <text:p><text:span text:style-name="T2">+ + + + + <text:s/>- <text:s/>-</text:span></text:p>
            <text:p><text:span text:style-name="T2">+ + + + + <text:s/>- <text:s/>-</text:span></text:p>
          </draw:text-box>
          <draw:glue-point draw:id="4" svg:x="-1.357cm" svg:y="-2.575cm"/>
        </draw:frame>
        <draw:frame draw:style-name="gr7" draw:text-style-name="P3" xml:id="id2" draw:id="id2" draw:layer="layout" svg:width="2.263cm" svg:height="2.159cm" svg:x="4.105cm" svg:y="3.211cm">
          <draw:text-box>
            <text:p><text:span text:style-name="T2">+ <text:s/>+ <text:s/>- <text:s/>- <text:s/>- <text:s/>- <text:s/>-</text:span></text:p>
            <text:p><text:span text:style-name="T2">+ <text:s/>+ <text:s/>- <text:s/>- <text:s/>- <text:s/>- <text:s/>-</text:span></text:p>
            <text:p><text:span text:style-name="T2">+ <text:s/>+ <text:s/>- <text:s/>- <text:s/>- <text:s/>- <text:s/>-</text:span></text:p>
            <text:p><text:span text:style-name="T2">+ <text:s/>+ <text:s/>- <text:s/>- <text:s/>- <text:s/>- <text:s/>-</text:span></text:p>
            <text:p><text:span text:style-name="T2">+ <text:s/>+ <text:s/>- <text:s/>- <text:s/>- <text:s/>- <text:s/>-</text:span></text:p>
            <text:p><text:span text:style-name="T2">+ <text:s/>+ <text:s/>- <text:s/>- <text:s/>- <text:s/>- <text:s/>-</text:span></text:p>
          </draw:text-box>
          <draw:glue-point draw:id="4" svg:x="0.366cm" svg:y="-2.125cm"/>
        </draw:frame>
        <draw:custom-shape draw:style-name="gr1" draw:text-style-name="P1" draw:layer="layout" svg:width="0.182cm" svg:height="0.182cm" svg:x="4.344cm" svg:y="3.4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182cm" svg:height="0.182cm" svg:x="4.676cm" svg:y="3.4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182cm" svg:height="0.182cm" svg:x="4.344cm" svg:y="3.7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182cm" svg:height="0.182cm" svg:x="4.677cm" svg:y="4.3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182cm" svg:height="0.182cm" svg:x="3.749cm" svg:y="3.4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182cm" svg:height="0.182cm" svg:x="4.007cm" svg:y="3.4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182cm" svg:height="0.182cm" svg:x="3.745cm" svg:y="3.7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182cm" svg:height="0.182cm" svg:x="4.003cm" svg:y="3.7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182cm" svg:height="0.182cm" svg:x="3.75cm" svg:y="4.0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182cm" svg:height="0.182cm" svg:x="4.006cm" svg:y="4.0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182cm" svg:height="0.182cm" svg:x="3.749cm" svg:y="4.4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182cm" svg:height="0.182cm" svg:x="4.007cm" svg:y="4.4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182cm" svg:height="0.182cm" svg:x="3.749cm" svg:y="4.7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182cm" svg:height="0.182cm" svg:x="4.007cm" svg:y="4.7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182cm" svg:height="0.182cm" svg:x="4.677cm" svg:y="3.7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182cm" svg:height="0.182cm" svg:x="4.677cm" svg:y="4.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182cm" svg:height="0.182cm" svg:x="4.344cm" svg:y="4.0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182cm" svg:height="0.182cm" svg:x="4.348cm" svg:y="4.3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182cm" svg:height="0.182cm" svg:x="4.344cm" svg:y="4.6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182cm" svg:height="0.182cm" svg:x="4.672cm" svg:y="4.6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182cm" svg:height="0.182cm" svg:x="4.672cm" svg:y="4.9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182cm" svg:height="0.182cm" svg:x="3.749cm" svg:y="5.0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8" draw:id="id8" draw:layer="layout" svg:width="0.182cm" svg:height="0.182cm" svg:x="4.012cm" svg:y="5.0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" draw:id="id6" draw:layer="layout" svg:width="0.182cm" svg:height="0.182cm" svg:x="4.344cm" svg:y="4.9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291cm" svg:height="1.142cm" draw:transform="rotate (1.5707963267946) translate (3.741cm 3.245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9" draw:layer="layout" svg:width="0.485cm" svg:height="0.469cm" svg:x="3.081cm" svg:y="0.968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9" draw:layer="layout" svg:width="0.43cm" svg:height="0.469cm" svg:x="4.985cm" svg:y="0.983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5" draw:text-style-name="P2" xml:id="id1" draw:id="id1" draw:layer="layout" svg:width="1.738cm" svg:height="0.696cm" svg:x="5.86cm" svg:y="2.351cm">
          <draw:text-box>
            <text:p><text:span text:style-name="T1">آزاد الیکٹران</text:span><text:span text:style-name="T1"> </text:span></text:p>
          </draw:text-box>
          <draw:glue-point draw:id="4" svg:x="3.402cm" svg:y="-1.954cm"/>
        </draw:frame>
        <draw:frame draw:style-name="gr10" draw:text-style-name="P2" xml:id="id3" draw:id="id3" draw:layer="layout" svg:width="1.437cm" svg:height="0.696cm" svg:x="0.907cm" svg:y="2.399cm">
          <draw:text-box>
            <text:p><text:span text:style-name="T1">آزاد خول</text:span><text:span text:style-name="T1"> </text:span></text:p>
          </draw:text-box>
          <draw:glue-point draw:id="4" svg:x="3.402cm" svg:y="-1.954cm"/>
          <draw:glue-point draw:id="5" svg:x="3.027cm" svg:y="0.272cm"/>
        </draw:frame>
        <draw:connector draw:style-name="gr11" draw:text-style-name="P1" draw:layer="layout" draw:type="curve" svg:x1="5.86cm" svg:y1="2.699cm" svg:x2="5.318cm" svg:y2="3.832cm" draw:start-shape="id1" draw:start-glue-point="3" draw:end-shape="id2" draw:end-glue-point="4" svg:d="m5860 2699c-362 0-542 377-542 1133">
          <text:p/>
        </draw:connector>
        <draw:connector draw:style-name="gr11" draw:text-style-name="P1" draw:layer="layout" draw:type="curve" svg:x1="2.059cm" svg:y1="2.765cm" svg:x2="3.029cm" svg:y2="3.767cm" draw:start-shape="id3" draw:start-glue-point="5" draw:end-shape="id4" draw:end-glue-point="4" svg:d="m2059 2765c647 0 970 334 970 1002">
          <text:p/>
        </draw:connector>
        <draw:frame draw:style-name="gr12" draw:text-style-name="P2" xml:id="id5" draw:id="id5" draw:layer="layout" svg:width="2.061cm" svg:height="0.696cm" svg:x="5.064cm" svg:y="5.352cm">
          <draw:text-box>
            <text:p><text:span text:style-name="T1">ساکن مثبت ایٹم</text:span></text:p>
          </draw:text-box>
          <draw:glue-point draw:id="4" svg:x="3.402cm" svg:y="-1.954cm"/>
          <draw:glue-point draw:id="5" svg:x="3.027cm" svg:y="0.272cm"/>
        </draw:frame>
        <draw:frame draw:style-name="gr10" draw:text-style-name="P2" xml:id="id7" draw:id="id7" draw:layer="layout" svg:width="2.009cm" svg:height="0.696cm" svg:x="1.362cm" svg:y="5.36cm">
          <draw:text-box>
            <text:p><text:span text:style-name="T1">ساکن منفی ایٹم</text:span></text:p>
          </draw:text-box>
          <draw:glue-point draw:id="4" svg:x="3.402cm" svg:y="-1.954cm"/>
          <draw:glue-point draw:id="5" svg:x="3.027cm" svg:y="0.272cm"/>
        </draw:frame>
        <draw:connector draw:style-name="gr11" draw:text-style-name="P1" draw:layer="layout" draw:type="curve" svg:x1="5.064cm" svg:y1="5.7cm" svg:x2="4.5cm" svg:y2="5.152cm" draw:start-shape="id5" draw:start-glue-point="3" draw:end-shape="id6" draw:end-glue-point="9" svg:d="m5064 5700c-376 0-564-182-564-548">
          <text:p/>
        </draw:connector>
        <draw:connector draw:style-name="gr11" draw:text-style-name="P1" draw:layer="layout" draw:type="curve" svg:x1="3.371cm" svg:y1="5.708cm" svg:x2="4.038cm" svg:y2="5.203cm" draw:start-shape="id7" draw:start-glue-point="1" draw:end-shape="id8" draw:end-glue-point="7" svg:d="m3371 5708c445 0 667-168 667-505">
          <text:p/>
        </draw:connector>
        <draw:frame draw:style-name="gr13" draw:text-style-name="P2" draw:layer="layout" svg:width="1.013cm" svg:height="0.911cm" svg:x="7.534cm" svg:y="0.489cm">
          <draw:text-box>
            <text:p><text:span text:style-name="T3">(</text:span><text:span text:style-name="T3">ا</text:span><text:span text:style-name="T3">)</text:span><text:span text:style-name="T1"> </text:span></text:p>
          </draw:text-box>
          <draw:glue-point draw:id="4" svg:x="3.402cm" svg:y="-1.954cm"/>
          <draw:glue-point draw:id="5" svg:x="3.027cm" svg:y="0.272cm"/>
        </draw:frame>
        <draw:frame draw:style-name="gr13" draw:text-style-name="P2" draw:layer="layout" svg:width="1.276cm" svg:height="0.911cm" svg:x="7.303cm" svg:y="4.507cm">
          <draw:text-box>
            <text:p><text:span text:style-name="T3">(</text:span><text:span text:style-name="T3">ب</text:span><text:span text:style-name="T3">)</text:span><text:span text:style-name="T1"> </text:span></text:p>
          </draw:text-box>
          <draw:glue-point draw:id="4" svg:x="3.402cm" svg:y="-1.954cm"/>
          <draw:glue-point draw:id="5" svg:x="3.027cm" svg:y="0.272cm"/>
        </draw:frame>
        <draw:connector draw:style-name="gr4" draw:text-style-name="P1" draw:layer="layout" draw:type="curve" svg:x1="4.959cm" svg:y1="7.65cm" svg:x2="3.639cm" svg:y2="8.682cm" svg:d="m4959 7650c-990 0-330 1032-1320 1032">
          <text:p/>
        </draw:connector>
        <draw:line draw:style-name="gr4" draw:text-style-name="P1" draw:layer="layout" svg:x1="4.953cm" svg:y1="7.649cm" svg:x2="6.054cm" svg:y2="7.649cm">
          <text:p/>
        </draw:line>
        <draw:line draw:style-name="gr4" draw:text-style-name="P1" draw:layer="layout" svg:x1="2.539cm" svg:y1="8.683cm" svg:x2="3.64cm" svg:y2="8.683cm">
          <text:p/>
        </draw:line>
        <draw:line draw:style-name="gr4" draw:text-style-name="P1" draw:layer="layout" svg:x1="2.541cm" svg:y1="7.143cm" svg:x2="2.541cm" svg:y2="8.682cm">
          <text:p/>
        </draw:line>
        <draw:line draw:style-name="gr4" draw:text-style-name="P1" draw:layer="layout" svg:x1="2.544cm" svg:y1="8.682cm" svg:x2="6.054cm" svg:y2="8.682cm">
          <text:p/>
        </draw:line>
        <draw:frame draw:style-name="gr10" draw:text-style-name="P2" draw:layer="layout" svg:width="1.33cm" svg:height="0.696cm" draw:transform="rotate (1.5707963267946) translate (1.951cm 8.515cm)">
          <draw:text-box>
            <text:p><text:span text:style-name="T1">برقی دباؤ</text:span></text:p>
          </draw:text-box>
          <draw:glue-point draw:id="4" svg:x="-1.939cm" svg:y="-3.398cm"/>
          <draw:glue-point draw:id="5" svg:x="0.258cm" svg:y="-3.022cm"/>
        </draw:frame>
        <draw:frame draw:style-name="gr9" draw:layer="layout" svg:width="0.425cm" svg:height="0.469cm" svg:x="6.037cm" svg:y="8.371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9" draw:layer="layout" svg:width="0.663cm" svg:height="0.529cm" svg:x="4.968cm" svg:y="7.908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line draw:style-name="gr14" draw:text-style-name="P1" draw:layer="layout" svg:x1="5.224cm" svg:y1="7.651cm" svg:x2="5.224cm" svg:y2="7.895cm">
          <text:p/>
        </draw:line>
        <draw:line draw:style-name="gr14" draw:text-style-name="P1" draw:layer="layout" svg:x1="5.232cm" svg:y1="8.68cm" svg:x2="5.232cm" svg:y2="8.436cm">
          <text:p/>
        </draw:line>
        <draw:frame draw:style-name="gr10" draw:text-style-name="P2" draw:layer="layout" svg:width="1.531cm" svg:height="0.696cm" svg:x="5.538cm" svg:y="7.75cm">
          <draw:text-box>
            <text:p><text:span text:style-name="T1">رکاؤٹی دباؤ</text:span></text:p>
          </draw:text-box>
          <draw:glue-point draw:id="4" svg:x="3.402cm" svg:y="-1.954cm"/>
          <draw:glue-point draw:id="5" svg:x="3.027cm" svg:y="0.272cm"/>
        </draw:frame>
        <draw:frame draw:style-name="gr13" draw:text-style-name="P2" draw:layer="layout" svg:width="1.276cm" svg:height="0.911cm" svg:x="7.284cm" svg:y="7.245cm">
          <draw:text-box>
            <text:p><text:span text:style-name="T3">(</text:span><text:span text:style-name="T3">پ</text:span><text:span text:style-name="T3">)</text:span><text:span text:style-name="T1"> </text:span></text:p>
          </draw:text-box>
          <draw:glue-point draw:id="4" svg:x="3.402cm" svg:y="-1.954cm"/>
          <draw:glue-point draw:id="5" svg:x="3.027cm" svg:y="0.272cm"/>
        </draw:frame>
        <draw:line draw:style-name="gr11" draw:text-style-name="P1" draw:layer="layout" svg:x1="4.667cm" svg:y1="5.827cm" svg:x2="3.879cm" svg:y2="5.827cm">
          <text:p/>
        </draw:line>
        <draw:frame draw:style-name="gr9" draw:layer="layout" svg:width="0.493cm" svg:height="0.469cm" svg:x="4.026cm" svg:y="5.85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line draw:style-name="gr11" draw:text-style-name="P1" draw:layer="layout" svg:x1="3.762cm" svg:y1="6.531cm" svg:x2="5.23cm" svg:y2="6.531cm">
          <text:p/>
        </draw:line>
        <draw:line draw:style-name="gr11" draw:text-style-name="P1" draw:layer="layout" svg:x1="5.158cm" svg:y1="7.011cm" svg:x2="3.69cm" svg:y2="7.011cm">
          <text:p/>
        </draw:line>
        <draw:frame draw:style-name="gr9" draw:layer="layout" svg:width="0.641cm" svg:height="0.529cm" svg:x="5.242cm" svg:y="6.239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9" draw:layer="layout" svg:width="0.595cm" svg:height="0.473cm" svg:x="3.052cm" svg:y="6.736cm">
          <draw:object xlink:href="./Object 7" xlink:type="simple" xlink:show="embed" xlink:actuate="onLoad"/>
          <draw:image xlink:href="./ObjectReplacements/Object 7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9.39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1/content.xml><?xml version="1.0" encoding="utf-8"?>
<math xmlns="http://www.w3.org/1998/Math/MathML">
  <semantics>
    <mi>p</mi>
    <annotation encoding="StarMath 5.0">p</annotation>
  </semantics>
</math>
</file>

<file path=Object 2/content.xml><?xml version="1.0" encoding="utf-8"?>
<math xmlns="http://www.w3.org/1998/Math/MathML">
  <semantics>
    <mi>n</mi>
    <annotation encoding="StarMath 5.0">n</annotation>
  </semantics>
</math>
</file>

<file path=Object 3/content.xml><?xml version="1.0" encoding="utf-8"?>
<math xmlns="http://www.w3.org/1998/Math/MathML">
  <semantics>
    <mi>x</mi>
    <annotation encoding="StarMath 5.0">x</annotation>
  </semantics>
</math>
</file>

<file path=Object 4/content.xml><?xml version="1.0" encoding="utf-8"?>
<math xmlns="http://www.w3.org/1998/Math/MathML">
  <semantics>
    <msub>
      <mi>V</mi>
      <mn>0</mn>
    </msub>
    <annotation encoding="StarMath 5.0">V_0</annotation>
  </semantics>
</math>
</file>

<file path=Object 5/content.xml><?xml version="1.0" encoding="utf-8"?>
<math xmlns="http://www.w3.org/1998/Math/MathML">
  <semantics>
    <mi>E</mi>
    <annotation encoding="StarMath 5.0">E</annotation>
  </semantics>
</math>
</file>

<file path=Object 6/content.xml><?xml version="1.0" encoding="utf-8"?>
<math xmlns="http://www.w3.org/1998/Math/MathML">
  <semantics>
    <msub>
      <mi>I</mi>
      <mi>D</mi>
    </msub>
    <annotation encoding="StarMath 5.0">I_D</annotation>
  </semantics>
</math>
</file>

<file path=Object 7/content.xml><?xml version="1.0" encoding="utf-8"?>
<math xmlns="http://www.w3.org/1998/Math/MathML">
  <semantics>
    <msub>
      <mi>I</mi>
      <mo stretchy="false">σ</mo>
    </msub>
    <annotation encoding="StarMath 5.0">I_%sigma</annotation>
  </semantics>
</math>
</file>